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italic" fo:font-weight="bold" style:font-style-asian="italic" style:font-weight-asian="bold" style:font-style-complex="italic" style:font-weight-complex="bold"/>
    </style:style>
    <style:style style:name="P4" style:family="paragraph" style:parent-style-name="Standard">
      <style:text-properties fo:font-style="normal" fo:font-weight="normal" style:font-style-asian="normal" style:font-weight-asian="normal"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CREAZIONE DI UN CAMPIONATO</text:p>
      <text:p text:style-name="P1"/>
      <text:p text:style-name="P2">L'utente in sessione può accedere alla creazione del campionato, attraverso il menù a sinistra.</text:p>
      <text:p text:style-name="P2">Nel primo passo l'utente deve specificare: Nome, Password, numero dei partecipanti ed infina l'username dell'amministratore.</text:p>
      <text:p text:style-name="P2">In questo modo viene create il campionato, con solo alcunti dati inseriti.</text:p>
      <text:p text:style-name="P2">Nel secondo passo si decidono le regole.</text:p>
      <text:p text:style-name="P2">Nel terzo ed ultimo passo si invitano gli utenti a partecipare al campionato.</text:p>
      <text:p text:style-name="P2">L'utente che sta creando il campionato può invitare un utente registrato al sito o meno. Se è registrato basterà inserire l'user name dell'interessato, altrimenti l'e-mail, ed il sito automaticamente invierà un e-mail al nuovo utente dove inizierà la procedura di registrazione.</text:p>
      <text:p text:style-name="P3">Iscrizione se l'utente è già registrato:</text:p>
      <text:p text:style-name="P4">Appena L'utente invita altri utenti, a quest'ultimi arriva una notifica, dove viene specificato che si è stati invitati a partecipare al campionato. Nella notifica sarà presente un link, che rimanda ad una pagina dove l'utente dovrà specificare con quale squadra iscriversi al campionato. In questa pagina ci sarà la lista delle squadre con cui è possibile iscriversi alla lega, l'utente ne sceglie una e conferma l'invito.</text:p>
      <text:p text:style-name="P4">Ovviamente se l'utente partecipa già al campionato con un'altra squadra l'invito dovrà essere rifiutato automaticamente.</text:p>
      <text:p text:style-name="P4"/>
      <text:p text:style-name="P1"/>
      <text:p text:style-name="P1"/>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6M6S</meta:editing-duration>
    <meta:editing-cycles>7</meta:editing-cycles>
    <meta:generator>OpenOffice/4.0.1$Unix OpenOffice.org_project/401m5$Build-9714</meta:generator>
    <dc:date>2014-02-09T10:14:42</dc:date>
    <dc:creator>Gabriele Barlacchi</dc:creator>
    <meta:document-statistic meta:table-count="0" meta:image-count="0" meta:object-count="0" meta:page-count="1" meta:paragraph-count="10" meta:word-count="193" meta:character-count="1297"/>
    <meta:user-defined meta:name="Info 1"/>
    <meta:user-defined meta:name="Info 2"/>
    <meta:user-defined meta:name="Info 3"/>
    <meta:user-defined meta:name="Info 4"/>
  </office:meta>
</office:document-meta>
</file>